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9" style:family="table-cell" style:parent-style-name="Default" style:data-style-name="N11">
      <style:table-cell-properties fo:border-bottom="0.002cm solid #000000" fo:border-left="none" fo:border-right="0.002cm solid #000000" fo:border-top="none"/>
    </style:style>
    <style:style style:name="ce10" style:family="table-cell" style:parent-style-name="Default" style:data-style-name="N106">
      <style:table-cell-properties fo:border-bottom="none" fo:border-left="0.002cm solid #000000" fo:border-right="0.002cm solid #000000" fo:border-top="0.002cm solid #000000"/>
    </style:style>
    <style:style style:name="ce11" style:family="table-cell" style:parent-style-name="Default" style:data-style-name="N106">
      <style:table-cell-properties fo:border-bottom="none" fo:border-left="0.002cm solid #000000" fo:border-right="0.002cm solid #000000" fo:border-top="none"/>
    </style:style>
    <style:style style:name="ce12" style:family="table-cell" style:parent-style-name="Default" style:data-style-name="N106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 style:data-style-name="N106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06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06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DAC AD5643R и ADC AD7927 (MSV)" table:style-name="ta1" table:print="false">
        <table:table-column table:style-name="co1" table:default-cell-style-name="Default"/>
        <table:table-column table:style-name="co2" table:number-columns-repeated="4" table:default-cell-style-name="ce2"/>
        <table:table-column table:style-name="co2" table:default-cell-style-name="ce5"/>
        <table:table-column table:style-name="co2" table:number-columns-repeated="2" table:default-cell-style-name="ce8"/>
        <table:table-column table:style-name="co2" table:default-cell-style-name="ce11"/>
        <table:table-column table:style-name="co2" table:default-cell-style-name="ce14"/>
        <table:table-column table:style-name="co2" table:number-columns-repeated="4" table:default-cell-style-name="ce11"/>
        <table:table-row table:style-name="ro1">
          <table:table-cell/>
          <table:table-cell table:style-name="Default" table:number-columns-repeated="13"/>
        </table:table-row>
        <table:table-row table:style-name="ro2">
          <table:table-cell/>
          <table:table-cell table:style-name="ce1" office:value-type="string">
            <text:p>DAC</text:p>
          </table:table-cell>
          <table:table-cell table:style-name="ce1" office:value-type="string">
            <text:p>ADC +</text:p>
          </table:table-cell>
          <table:table-cell table:style-name="ce1" office:value-type="string">
            <text:p>+ V</text:p>
          </table:table-cell>
          <table:table-cell table:style-name="ce1" office:value-type="string">
            <text:p>ADC -</text:p>
          </table:table-cell>
          <table:table-cell table:style-name="ce4" office:value-type="string">
            <text:p>- V</text:p>
          </table:table-cell>
          <table:table-cell table:style-name="ce7" office:value-type="string">
            <text:p>ADC +/-</text:p>
          </table:table-cell>
          <table:table-cell table:style-name="ce7" office:value-type="string">
            <text:p><text:s/>V +/-</text:p>
          </table:table-cell>
          <table:table-cell table:style-name="ce7" office:value-type="string">
            <text:p>k +</text:p>
          </table:table-cell>
          <table:table-cell table:style-name="ce7" office:value-type="string">
            <text:p>k -</text:p>
          </table:table-cell>
          <table:table-cell table:style-name="ce4" office:value-type="string">
            <text:p>k(+V)</text:p>
          </table:table-cell>
          <table:table-cell table:style-name="ce4" office:value-type="string">
            <text:p>k(-V)</text:p>
          </table:table-cell>
          <table:table-cell table:style-name="ce4" office:value-type="string">
            <text:p>k(DAC+)</text:p>
          </table:table-cell>
          <table:table-cell table:style-name="ce4" office:value-type="string">
            <text:p>k(DAC-)</text:p>
          </table:table-cell>
        </table:table-row>
        <table:table-row table:style-name="ro2">
          <table:table-cell/>
          <table:table-cell office:value-type="float" office:value="5000">
            <text:p>5000</text:p>
          </table:table-cell>
          <table:table-cell office:value-type="float" office:value="502">
            <text:p>502</text:p>
          </table:table-cell>
          <table:table-cell office:value-type="float" office:value="61.11">
            <text:p>61,11</text:p>
          </table:table-cell>
          <table:table-cell office:value-type="float" office:value="481">
            <text:p>481</text:p>
          </table:table-cell>
          <table:table-cell office:value-type="float" office:value="60.31">
            <text:p>60,31</text:p>
          </table:table-cell>
          <table:table-cell table:formula="of:=([.C3]-[.E3])/[.C3]" office:value-type="percentage" office:value="0.0418326693227092">
            <text:p>4,18%</text:p>
          </table:table-cell>
          <table:table-cell table:formula="of:=([.D3]-[.F3])/[.D3]" office:value-type="percentage" office:value="0.0130911471117656">
            <text:p>1,31%</text:p>
          </table:table-cell>
          <table:table-cell table:style-name="ce10" table:formula="of:=[.B3]/[.C3]" office:value-type="float" office:value="9.9601593625498">
            <text:p>9,960</text:p>
          </table:table-cell>
          <table:table-cell table:style-name="ce13" table:formula="of:=[.B3]/[.E3]" office:value-type="float" office:value="10.3950103950104">
            <text:p>10,395</text:p>
          </table:table-cell>
          <table:table-cell table:style-name="ce10" table:formula="of:=[.C3]/[.D3]" office:value-type="float" office:value="8.21469481263296">
            <text:p>8,215</text:p>
          </table:table-cell>
          <table:table-cell table:style-name="ce10" table:formula="of:=[.E3]/[.F3]" office:value-type="float" office:value="7.97546012269939">
            <text:p>7,975</text:p>
          </table:table-cell>
          <table:table-cell table:style-name="ce10" table:formula="of:=[.B3]/[.D3]" office:value-type="float" office:value="81.8196694485354">
            <text:p>81,820</text:p>
          </table:table-cell>
          <table:table-cell table:style-name="ce10" table:formula="of:=[.B3]/[.F3]" office:value-type="float" office:value="82.904990880451">
            <text:p>82,905</text:p>
          </table:table-cell>
        </table:table-row>
        <table:table-row table:style-name="ro2">
          <table:table-cell/>
          <table:table-cell office:value-type="float" office:value="5500">
            <text:p>5500</text:p>
          </table:table-cell>
          <table:table-cell office:value-type="float" office:value="551">
            <text:p>551</text:p>
          </table:table-cell>
          <table:table-cell office:value-type="float" office:value="67.27">
            <text:p>67,27</text:p>
          </table:table-cell>
          <table:table-cell office:value-type="float" office:value="529">
            <text:p>529</text:p>
          </table:table-cell>
          <table:table-cell office:value-type="float" office:value="66.3">
            <text:p>66,3</text:p>
          </table:table-cell>
          <table:table-cell table:formula="of:=([.C4]-[.E4])/[.C4]" office:value-type="percentage" office:value="0.0399274047186933">
            <text:p>3,99%</text:p>
          </table:table-cell>
          <table:table-cell table:formula="of:=([.D4]-[.F4])/[.D4]" office:value-type="percentage" office:value="0.0144195034933849">
            <text:p>1,44%</text:p>
          </table:table-cell>
          <table:table-cell table:formula="of:=[.B4]/[.C4]" office:value-type="float" office:value="9.98185117967332">
            <text:p>9,982</text:p>
          </table:table-cell>
          <table:table-cell table:formula="of:=[.B4]/[.E4]" office:value-type="float" office:value="10.3969754253308">
            <text:p>10,397</text:p>
          </table:table-cell>
          <table:table-cell table:formula="of:=[.C4]/[.D4]" office:value-type="float" office:value="8.19087260294336">
            <text:p>8,191</text:p>
          </table:table-cell>
          <table:table-cell table:formula="of:=[.E4]/[.F4]" office:value-type="float" office:value="7.9788838612368">
            <text:p>7,979</text:p>
          </table:table-cell>
          <table:table-cell table:formula="of:=[.B4]/[.D4]" office:value-type="float" office:value="81.7600713542441">
            <text:p>81,760</text:p>
          </table:table-cell>
          <table:table-cell table:formula="of:=[.B4]/[.F4]" office:value-type="float" office:value="82.9562594268477">
            <text:p>82,956</text:p>
          </table:table-cell>
        </table:table-row>
        <table:table-row table:style-name="ro2">
          <table:table-cell/>
          <table:table-cell office:value-type="float" office:value="6000">
            <text:p>6000</text:p>
          </table:table-cell>
          <table:table-cell office:value-type="float" office:value="602">
            <text:p>602</text:p>
          </table:table-cell>
          <table:table-cell office:value-type="float" office:value="73.44">
            <text:p>73,44</text:p>
          </table:table-cell>
          <table:table-cell office:value-type="float" office:value="577">
            <text:p>577</text:p>
          </table:table-cell>
          <table:table-cell office:value-type="float" office:value="72.3">
            <text:p>72,3</text:p>
          </table:table-cell>
          <table:table-cell table:formula="of:=([.C5]-[.E5])/[.C5]" office:value-type="percentage" office:value="0.0415282392026578">
            <text:p>4,15%</text:p>
          </table:table-cell>
          <table:table-cell table:formula="of:=([.D5]-[.F5])/[.D5]" office:value-type="percentage" office:value="0.0155228758169935">
            <text:p>1,55%</text:p>
          </table:table-cell>
          <table:table-cell table:formula="of:=[.B5]/[.C5]" office:value-type="float" office:value="9.96677740863787">
            <text:p>9,967</text:p>
          </table:table-cell>
          <table:table-cell table:formula="of:=[.B5]/[.E5]" office:value-type="float" office:value="10.3986135181976">
            <text:p>10,399</text:p>
          </table:table-cell>
          <table:table-cell table:formula="of:=[.C5]/[.D5]" office:value-type="float" office:value="8.19716775599129">
            <text:p>8,197</text:p>
          </table:table-cell>
          <table:table-cell table:formula="of:=[.E5]/[.F5]" office:value-type="float" office:value="7.98063623789765">
            <text:p>7,981</text:p>
          </table:table-cell>
          <table:table-cell table:formula="of:=[.B5]/[.D5]" office:value-type="float" office:value="81.6993464052288">
            <text:p>81,699</text:p>
          </table:table-cell>
          <table:table-cell table:formula="of:=[.B5]/[.F5]" office:value-type="float" office:value="82.9875518672199">
            <text:p>82,988</text:p>
          </table:table-cell>
        </table:table-row>
        <table:table-row table:style-name="ro2">
          <table:table-cell/>
          <table:table-cell table:style-name="ce3" office:value-type="float" office:value="6500">
            <text:p>6500</text:p>
          </table:table-cell>
          <table:table-cell table:style-name="ce3" office:value-type="float" office:value="652">
            <text:p>652</text:p>
          </table:table-cell>
          <table:table-cell table:style-name="ce3" office:value-type="float" office:value="79.6">
            <text:p>79,6</text:p>
          </table:table-cell>
          <table:table-cell table:style-name="ce3" office:value-type="float" office:value="625">
            <text:p>625</text:p>
          </table:table-cell>
          <table:table-cell table:style-name="ce6" office:value-type="float" office:value="78.29">
            <text:p>78,29</text:p>
          </table:table-cell>
          <table:table-cell table:style-name="ce9" table:formula="of:=([.C6]-[.E6])/[.C6]" office:value-type="percentage" office:value="0.0414110429447853">
            <text:p>4,14%</text:p>
          </table:table-cell>
          <table:table-cell table:style-name="ce9" table:formula="of:=([.D6]-[.F6])/[.D6]" office:value-type="percentage" office:value="0.0164572864321607">
            <text:p>1,65%</text:p>
          </table:table-cell>
          <table:table-cell table:style-name="ce12" table:formula="of:=[.B6]/[.C6]" office:value-type="float" office:value="9.96932515337423">
            <text:p>9,969</text:p>
          </table:table-cell>
          <table:table-cell table:style-name="ce15" table:formula="of:=[.B6]/[.E6]" office:value-type="float" office:value="10.4">
            <text:p>10,400</text:p>
          </table:table-cell>
          <table:table-cell table:style-name="ce12" table:formula="of:=[.C6]/[.D6]" office:value-type="float" office:value="8.19095477386935">
            <text:p>8,191</text:p>
          </table:table-cell>
          <table:table-cell table:style-name="ce12" table:formula="of:=[.E6]/[.F6]" office:value-type="float" office:value="7.98313960914548">
            <text:p>7,983</text:p>
          </table:table-cell>
          <table:table-cell table:style-name="ce12" table:formula="of:=[.B6]/[.D6]" office:value-type="float" office:value="81.6582914572864">
            <text:p>81,658</text:p>
          </table:table-cell>
          <table:table-cell table:style-name="ce12" table:formula="of:=[.B6]/[.F6]" office:value-type="float" office:value="83.024651935113">
            <text:p>83,025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6">
      <number:number number:decimal-places="3" number:min-integer-digits="1"/>
    </number:number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15.10.2013</text:date>, <text:time>09:4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09:25:01.85</meta:creation-date>
    <dc:date>2013-10-15T09:47:01.41</dc:date>
    <meta:editing-duration>PT22M</meta:editing-duration>
    <meta:editing-cycles>2</meta:editing-cycles>
    <meta:generator>OpenOffice.org/3.4.1$Win32 OpenOffice.org_project/341m1$Build-9593</meta:generator>
    <meta:document-statistic meta:table-count="3" meta:cell-count="65" meta:object-count="0"/>
  </office:meta>
</office:document-meta>
</file>